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13fefa" style:font-weight-asian="bold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officeooo:paragraph-rsid="00249c85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rsid="001a0866" officeooo:paragraph-rsid="001a0866" style:font-weight-asian="bold" style:font-weight-complex="bold"/>
    </style:style>
    <style:style style:name="P8" style:family="paragraph" style:parent-style-name="Standard">
      <style:text-properties fo:font-weight="bold" officeooo:rsid="001a0866" officeooo:paragraph-rsid="00249c85" style:font-weight-asian="bold" style:font-weight-complex="bold"/>
    </style:style>
    <style:style style:name="P9" style:family="paragraph" style:parent-style-name="Standard" style:list-style-name="L6"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paragraph-rsid="001c452c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paragraph-rsid="001d76b1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paragraph-rsid="001f7efe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paragraph-rsid="00249c85" style:font-weight-asian="bold" style:font-weight-complex="bold"/>
    </style:style>
    <style:style style:name="P14" style:family="paragraph" style:parent-style-name="Standard" style:list-style-name="L10">
      <style:text-properties fo:font-weight="bold" officeooo:paragraph-rsid="0022fa9a" style:font-weight-asian="bold" style:font-weight-complex="bold"/>
    </style:style>
    <style:style style:name="P15" style:family="paragraph" style:parent-style-name="Standard">
      <style:text-properties fo:font-weight="bold" officeooo:paragraph-rsid="00210438" style:font-weight-asian="bold" style:font-weight-complex="bold"/>
    </style:style>
    <style:style style:name="P16" style:family="paragraph" style:parent-style-name="Standard">
      <style:text-properties fo:font-weight="bold" officeooo:paragraph-rsid="00249c85" style:font-weight-asian="bold" style:font-weight-complex="bold"/>
    </style:style>
    <style:style style:name="P17" style:family="paragraph" style:parent-style-name="Standard" style:list-style-name="L2">
      <style:text-properties officeooo:paragraph-rsid="001a0866"/>
    </style:style>
    <style:style style:name="P18" style:family="paragraph" style:parent-style-name="Standard" style:list-style-name="L2">
      <style:text-properties fo:font-style="normal" style:text-underline-style="none" officeooo:rsid="001a0866" officeooo:paragraph-rsid="001a0866" style:font-style-asian="normal" style:font-style-complex="normal"/>
    </style:style>
    <style:style style:name="P19" style:family="paragraph" style:parent-style-name="Standard" style:list-style-name="L13">
      <style:text-properties fo:font-style="normal" style:text-underline-style="none" officeooo:rsid="001a0866" officeooo:paragraph-rsid="00249c85" style:font-style-asian="normal" style:font-style-complex="normal"/>
    </style:style>
    <style:style style:name="P20" style:family="paragraph" style:parent-style-name="Standard" style:list-style-name="L3">
      <style:text-properties fo:font-weight="normal" officeooo:rsid="0013fefa" officeooo:paragraph-rsid="0013fefa" style:font-weight-asian="normal" style:font-weight-complex="normal"/>
    </style:style>
    <style:style style:name="P21" style:family="paragraph" style:parent-style-name="Standard" style:list-style-name="L14">
      <style:text-properties fo:font-weight="normal" officeooo:rsid="0013fefa" officeooo:paragraph-rsid="00249c85" style:font-weight-asian="normal" style:font-weight-complex="normal"/>
    </style:style>
    <style:style style:name="P22" style:family="paragraph" style:parent-style-name="Standard" style:list-style-name="L5">
      <style:text-properties fo:font-weight="normal" officeooo:paragraph-rsid="00210438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paragraph-rsid="001c452c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paragraph-rsid="00249c85" style:font-weight-asian="normal" style:font-weight-complex="normal"/>
    </style:style>
    <style:style style:name="P26" style:family="paragraph" style:parent-style-name="Standard" style:list-style-name="L10">
      <style:text-properties fo:font-weight="normal" officeooo:paragraph-rsid="0022fa9a" style:font-weight-asian="normal" style:font-weight-complex="normal"/>
    </style:style>
    <style:style style:name="P27" style:family="paragraph" style:parent-style-name="Standard" style:list-style-name="L11">
      <style:text-properties fo:font-weight="normal" officeooo:paragraph-rsid="00249c85" style:font-weight-asian="normal" style:font-weight-complex="normal"/>
    </style:style>
    <style:style style:name="P28" style:family="paragraph" style:parent-style-name="Standard" style:list-style-name="L9">
      <style:text-properties fo:font-weight="normal" officeooo:paragraph-rsid="00249c85" style:font-weight-asian="normal" style:font-weight-complex="normal"/>
    </style:style>
    <style:style style:name="P29" style:family="paragraph" style:parent-style-name="Standard" style:list-style-name="L7">
      <style:text-properties fo:font-weight="normal" officeooo:paragraph-rsid="00249c85" style:font-weight-asian="normal" style:font-weight-complex="normal"/>
    </style:style>
    <style:style style:name="P30" style:family="paragraph" style:parent-style-name="Standard" style:list-style-name="L7">
      <style:paragraph-properties fo:text-align="start" style:justify-single-word="false"/>
      <style:text-properties officeooo:paragraph-rsid="001c452c"/>
    </style:style>
    <style:style style:name="P31" style:family="paragraph" style:parent-style-name="Standard" style:list-style-name="L7">
      <style:paragraph-properties fo:text-align="start" style:justify-single-word="false"/>
      <style:text-properties officeooo:paragraph-rsid="00249c85"/>
    </style:style>
    <style:style style:name="P32" style:family="paragraph" style:parent-style-name="Standard" style:list-style-name="L8">
      <style:paragraph-properties fo:text-align="start" style:justify-single-word="false"/>
      <style:text-properties officeooo:paragraph-rsid="001d76b1"/>
    </style:style>
    <style:style style:name="P33" style:family="paragraph" style:parent-style-name="Standard" style:list-style-name="L8">
      <style:paragraph-properties fo:text-align="start" style:justify-single-word="false"/>
      <style:text-properties officeooo:paragraph-rsid="001f7efe"/>
    </style:style>
    <style:style style:name="P34" style:family="paragraph" style:parent-style-name="Standard">
      <style:paragraph-properties fo:text-align="start" style:justify-single-word="false"/>
      <style:text-properties officeooo:paragraph-rsid="001f7efe"/>
    </style:style>
    <style:style style:name="P35" style:family="paragraph" style:parent-style-name="Standard" style:list-style-name="L9">
      <style:paragraph-properties fo:text-align="start" style:justify-single-word="false"/>
      <style:text-properties officeooo:paragraph-rsid="001f7efe"/>
    </style:style>
    <style:style style:name="P36" style:family="paragraph" style:parent-style-name="Standard" style:list-style-name="L13">
      <style:text-properties officeooo:paragraph-rsid="00249c85"/>
    </style:style>
    <style:style style:name="P37" style:family="paragraph" style:parent-style-name="Standard">
      <style:text-properties officeooo:paragraph-rsid="00249c85"/>
    </style:style>
    <style:style style:name="P38" style:family="paragraph" style:parent-style-name="Standard" style:list-style-name="L14">
      <style:paragraph-properties fo:margin-top="0cm" fo:margin-bottom="0cm" style:contextual-spacing="false" fo:text-align="start" style:justify-single-word="false"/>
      <style:text-properties fo:font-weight="normal" officeooo:paragraph-rsid="00249c85" style:font-weight-asian="normal" style:font-weight-complex="normal"/>
    </style:style>
    <style:style style:name="T1" style:family="text">
      <style:text-properties officeooo:rsid="0013fefa"/>
    </style:style>
    <style:style style:name="T2" style:family="text">
      <style:text-properties fo:font-weight="normal" officeooo:rsid="0015be7c" style:font-weight-asian="normal" style:font-weight-complex="normal"/>
    </style:style>
    <style:style style:name="T3" style:family="text">
      <style:text-properties fo:font-weight="normal" officeooo:rsid="001c452c" style:font-weight-asian="normal" style:font-weight-complex="normal"/>
    </style:style>
    <style:style style:name="T4" style:family="text">
      <style:text-properties fo:font-weight="normal" officeooo:rsid="001d76b1" style:font-weight-asian="normal" style:font-weight-complex="normal"/>
    </style:style>
    <style:style style:name="T5" style:family="text">
      <style:text-properties fo:font-weight="normal" officeooo:rsid="001f7efe" style:font-weight-asian="normal" style:font-weight-complex="normal"/>
    </style:style>
    <style:style style:name="T6" style:family="text">
      <style:text-properties officeooo:rsid="0017f1f1"/>
    </style:style>
    <style:style style:name="T7" style:family="text">
      <style:text-properties officeooo:rsid="001820a7"/>
    </style:style>
    <style:style style:name="T8" style:family="text">
      <style:text-properties officeooo:rsid="001a0866"/>
    </style:style>
    <style:style style:name="T9" style:family="text">
      <style:text-properties fo:font-style="normal" style:text-underline-style="none" officeooo:rsid="001a0866" style:font-style-asian="normal" style:font-style-complex="normal"/>
    </style:style>
    <style:style style:name="T10" style:family="text">
      <style:text-properties officeooo:rsid="001c452c"/>
    </style:style>
    <style:style style:name="T11" style:family="text">
      <style:text-properties fo:font-weight="bold" officeooo:rsid="001c452c" style:font-weight-asian="bold" style:font-weight-complex="bold"/>
    </style:style>
    <style:style style:name="T12" style:family="text">
      <style:text-properties fo:font-weight="bold" officeooo:rsid="001f7efe" style:font-weight-asian="bold" style:font-weight-complex="bold"/>
    </style:style>
    <style:style style:name="T13" style:family="text">
      <style:text-properties fo:font-weight="bold" officeooo:rsid="0015be7c" style:font-weight-asian="bold" style:font-weight-complex="bold"/>
    </style:style>
    <style:style style:name="T14" style:family="text">
      <style:text-properties officeooo:rsid="001d76b1"/>
    </style:style>
    <style:style style:name="T15" style:family="text">
      <style:text-properties officeooo:rsid="001f7efe"/>
    </style:style>
    <style:style style:name="T16" style:family="text">
      <style:text-properties officeooo:rsid="00210438"/>
    </style:style>
    <style:style style:name="T17" style:family="text">
      <style:text-properties officeooo:rsid="00170dc3"/>
    </style:style>
    <style:style style:name="T18" style:family="text">
      <style:text-properties officeooo:rsid="0022fa9a"/>
    </style:style>
    <style:style style:name="T19" style:family="text">
      <style:text-properties officeooo:rsid="00249c85"/>
    </style:style>
    <style:style style:name="T20" style:family="text">
      <style:text-properties officeooo:rsid="0015be7c"/>
    </style:style>
    <style:style style:name="T21" style:family="text">
      <style:text-properties officeooo:rsid="001c452c" fo:background-color="transparent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undamental properties of graphs</text:p>
      <text:p text:style-name="P23"/>
      <text:p text:style-name="P10"><text:span text:style-name="T10">Degree of a vertex</text:span></text:p>
      <text:p text:style-name="P24"><text:span text:style-name="T10">Number denoting the number of edges incident on a point(Self loop is counted twice)</text:span></text:p>
      <text:p text:style-name="P24"><text:span text:style-name="T10"/></text:p>
      <text:p text:style-name="P10"><text:span text:style-name="T10">Adjacent edges</text:span></text:p>
      <text:p text:style-name="P24"><text:span text:style-name="T10">Non-parallel edges which share a common vertex.</text:span></text:p>
      <text:p text:style-name="P24"><text:span text:style-name="T10"/></text:p>
      <text:p text:style-name="P10"><text:span text:style-name="T10">Simple graph</text:span></text:p>
      <text:p text:style-name="P24"><text:span text:style-name="T10">Graph with no parallel edges or self loops</text:span></text:p>
      <text:p text:style-name="P24"><text:span text:style-name="T10"/></text:p>
      <text:p text:style-name="P10"><text:span text:style-name="T10">Regular graph</text:span></text:p>
      <text:p text:style-name="P24"><text:span text:style-name="T10">Graph with degree of all vertices equal to one another.</text:span></text:p>
      <text:p text:style-name="P24"><text:span text:style-name="T10"/></text:p>
      <text:p text:style-name="P10"><text:span text:style-name="T10">What is the sum of the degree's of all vertices of a connected graph?</text:span></text:p>
      <text:p text:style-name="P24"><text:span text:style-name="T10">Sum is even, as every edge of the graph contributes 2 to the sum.</text:span></text:p>
      <text:p text:style-name="P24"><text:span text:style-name="T10"/></text:p>
      <text:p text:style-name="P10"><text:span text:style-name="T10">Maximum number of edges a simple connected graph can have</text:span></text:p>
      <text:p text:style-name="P24"><text:span text:style-name="T10"><draw:frame draw:style-name="fr1" draw:name="Object5" text:anchor-type="as-char" svg:width="1.642cm" svg:height="1.014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0">. Each vertex can be connected to a maximum of n-1 other vertices. Thus there are apparently n(n-1) edges. However every edges counted twice above. Thus the division by 2</text:span></text:p>
      <text:p text:style-name="P24"><text:span text:style-name="T10"/></text:p>
      <text:p text:style-name="P13">In any simple graph with n nodes where n &gt; 1, there are at least two vertices of the same degree</text:p>
      <text:list xml:id="list8372870785443566756" text:style-name="L1">
        <text:list-item>
          <text:p text:style-name="P5">Proof by contradiction. Consider an n vertex simple graph which has no two vertices with the same degree.</text:p>
        </text:list-item>
        <text:list-item>
          <text:p text:style-name="P5">The degree of the vertices are 0, 1, 2, …, N-1 for a total of N degrees.</text:p>
        </text:list-item>
        <text:list-item>
          <text:p text:style-name="P5">Since there is a vertex with degree 0, the graph is disconnected into a 1 vertex graph and a N-1 vertex graph.</text:p>
        </text:list-item>
        <text:list-item>
          <text:p text:style-name="P5">The degrees of the vertices in a <text:span text:style-name="T1">(</text:span>N<text:span text:style-name="T1">-1)</text:span>-vertex graph is 1, 2, …, N-1. This cannot be as the maximum degree of any vertex in a N-1 vertex graph is N-2.</text:p>
        </text:list-item>
        <text:list-item>
          <text:p text:style-name="P5">Therefore there are atleast two vertices with the same degree.</text:p>
        </text:list-item>
      </text:list>
      <text:p text:style-name="P37"/>
      <text:p text:style-name="P8">If there are exactly two vertices of odd degree in a simple graph then there must exist a path between those two odd vertices</text:p>
      <text:list xml:id="list3489912412493538442" text:style-name="L13">
        <text:list-item>
          <text:p text:style-name="P36"><text:span text:style-name="T8">Let the two vertices with odd degree be </text:span><text:span text:style-name="T9"><draw:frame draw:style-name="fr2" draw:name="Object1" text:anchor-type="as-char" svg:width="0.418cm" svg:height="0.467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9"> and </text:span><text:span text:style-name="T9"><draw:frame draw:style-name="fr2" draw:name="Object2" text:anchor-type="as-char" svg:width="0.423cm" svg:height="0.467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9">. Let us try to build a path from </text:span><text:span text:style-name="T9"><draw:frame draw:style-name="fr2" draw:name="Object3" text:anchor-type="as-char" svg:width="0.418cm" svg:height="0.467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9"> to </text:span><text:span text:style-name="T9"><draw:frame draw:style-name="fr2" draw:name="Object4" text:anchor-type="as-char" svg:width="0.423cm" svg:height="0.467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9">.</text:span></text:p>
        </text:list-item>
        <text:list-item>
          <text:p text:style-name="P19">Starting from u, as we build a path imagine erasing the edge we just traversed so that we don't retread on it.</text:p>
        </text:list-item>
        <text:list-item>
          <text:p text:style-name="P19">If we come across the vertex with odd degree we have constructed a path to it.</text:p>
        </text:list-item>
        <text:list-item>
          <text:p text:style-name="P19">If we come across a vertex with even degree, there is always a way out to proceed further.</text:p>
        </text:list-item>
      </text:list>
      <text:p text:style-name="P13"/>
      <text:p text:style-name="P10"><text:span text:style-name="T10">Isomorphic graphs</text:span><text:span text:style-name="T16">(Figure 5)</text:span></text:p>
      <text:p text:style-name="P24"><text:span text:style-name="T10">Two graphs which have a one-to-one correspondence between their vertices and edges such that the incidence relationship is preserved.</text:span></text:p>
      <text:p text:style-name="P24"><text:span text:style-name="T10"/></text:p>
      <text:p text:style-name="P16">Complement of <text:span text:style-name="T1">a </text:span>graph</text:p>
      <text:list xml:id="list1480983722516074822" text:style-name="L14">
        <text:list-item>
          <text:p text:style-name="P21">The complement of a graph G, is the graph formed by connecting those vertices of G which had no with edges between then with edges.</text:p>
        </text:list-item>
        <text:list-item>
          <text:p text:style-name="P38"><text:span text:style-name="T21">If 2 graphs are isomorphic, so are their complements.</text:span></text:p>
        </text:list-item>
      </text:list>
      <text:p text:style-name="P24"><text:span text:style-name="T10"/></text:p>
      <text:p text:style-name="P10"><text:span text:style-name="T10">Walk</text:span></text:p>
      <text:p text:style-name="P24"><text:soft-page-break/><text:span text:style-name="T10">Finite alternate sequence of vertices and edges beginning and ending with vertices such that no edge appears twice</text:span></text:p>
      <text:p text:style-name="P24"><text:span text:style-name="T10"/></text:p>
      <text:p text:style-name="P10"><text:span text:style-name="T10">Open walk</text:span></text:p>
      <text:p text:style-name="P24"><text:span text:style-name="T10">Terminal vertices are different</text:span></text:p>
      <text:p text:style-name="P24"><text:span text:style-name="T10"/></text:p>
      <text:p text:style-name="P10"><text:span text:style-name="T10">Closed walk</text:span></text:p>
      <text:p text:style-name="P24"><text:span text:style-name="T10">Terminal vertices are the same.</text:span></text:p>
      <text:p text:style-name="P24"><text:span text:style-name="T10"/></text:p>
      <text:p text:style-name="P10"><text:span text:style-name="T10">Path</text:span></text:p>
      <text:p text:style-name="P24"><text:span text:style-name="T10">Walk in which no vertex appears more than once. This is also an open walk without loops.</text:span></text:p>
      <text:p text:style-name="P24"><text:span text:style-name="T10"/></text:p>
      <text:p text:style-name="P10"><text:span text:style-name="T10">Circuit</text:span></text:p>
      <text:p text:style-name="P24"><text:span text:style-name="T10">Closed walk in which no vertex except the terminal vertices appear more than once. It is a closed walk without loops.</text:span></text:p>
      <text:p text:style-name="P24"><text:span text:style-name="T10"/></text:p>
      <text:p text:style-name="P13"><text:span text:style-name="T19">Walks, Paths and Circuits(Figure 6)</text:span></text:p>
      <text:p text:style-name="P13"><text:span text:style-name="T19"/></text:p>
      <text:p text:style-name="P10"><text:span text:style-name="T10">Euler graph(Figure 1)</text:span></text:p>
      <text:list xml:id="list8526852467923038877" text:style-name="L7">
        <text:list-item>
          <text:p text:style-name="P30"><text:span text:style-name="T3">If a graph contains a </text:span><text:span text:style-name="T11">closed walk</text:span><text:span text:style-name="T3"> which contains all its edges, then then such a graph is called an Euler graph. The walk itself is called an Euler line.</text:span></text:p>
        </text:list-item>
        <text:list-item>
          <text:p text:style-name="P30"><text:span text:style-name="T3">A graph is an Euler graph if and only if all its vertices are of even degree</text:span></text:p>
        </text:list-item>
        <text:list-item>
          <text:p text:style-name="P30"><text:span text:style-name="T3">A graph is an Euler graph is and only if it can be decomposed into circuits.</text:span></text:p>
        </text:list-item>
        <text:list-item>
          <text:p text:style-name="P29">A Eulerian graph is not necessarily Hamiltonian as the Eulerian path may repeat its vertices.</text:p>
        </text:list-item>
        <text:list-item>
          <text:p text:style-name="P31"><text:span text:style-name="T2">Euler's problem can be solved in </text:span><text:a xlink:type="simple" xlink:href="http://en.wikipedia.org/wiki/Eulerian_path#Fleury.27s_algorithm"><text:span text:style-name="T2">polynomial time</text:span></text:a></text:p>
        </text:list-item>
      </text:list>
      <text:p text:style-name="P24"><text:span text:style-name="T10"/></text:p>
      <text:p text:style-name="P10"><text:span text:style-name="T10">Unicursal graph(Figure 2)</text:span></text:p>
      <text:p text:style-name="P24"><text:span text:style-name="T10">A graph containing an </text:span><text:span text:style-name="T11">open walk</text:span><text:span text:style-name="T10"> which covers all its edges is called a unicursal graph. The walk itself is called the unicursal line.</text:span></text:p>
      <text:p text:style-name="P24"><text:span text:style-name="T10"/></text:p>
      <text:p text:style-name="P11"><text:span text:style-name="T14">Arbitrarily traceable graph(Figure 3)</text:span></text:p>
      <text:list xml:id="list1765351222953370202" text:style-name="L8">
        <text:list-item>
          <text:p text:style-name="P32"><text:span text:style-name="T4">An arbitrarily traceable graph is defined w.r.t to a vertex v. A graph is arbitrarily traceable from v if an Euler line is obtained when one follows any walk from v, under the single rule that untraversed edges are selected.</text:span></text:p>
        </text:list-item>
        <text:list-item>
          <text:p text:style-name="P33"><text:span text:style-name="T5">An Euler graph is arbitrarily traceable if from vertex v, if v is a part of every circuit of the Euler graph.</text:span></text:p>
        </text:list-item>
      </text:list>
      <text:p text:style-name="P34"><text:span text:style-name="T5"/></text:p>
      <text:p text:style-name="P12"><text:span text:style-name="T15">Hamiltonian circuit(Figure 4)</text:span></text:p>
      <text:list xml:id="list8082618325278107872" text:style-name="L9">
        <text:list-item>
          <text:p text:style-name="P35"><text:span text:style-name="T5">Graph containing a </text:span><text:span text:style-name="T12">closed walk</text:span><text:span text:style-name="T5"> which traverses all vertices once except the terminal vertices</text:span></text:p>
        </text:list-item>
        <text:list-item>
          <text:p text:style-name="P35"><text:span text:style-name="T5">A Hamiltonian path is a graph containing an </text:span><text:span text:style-name="T12">open walk</text:span><text:span text:style-name="T5"> which traverses all vertices once.</text:span></text:p>
        </text:list-item>
        <text:list-item>
          <text:p text:style-name="P28">A Hamiltonian graph is not necessarily Eulerian as the Hamiltonian circuit can touch all vertices without traversing all edges</text:p>
        </text:list-item>
        <text:list-item>
          <text:p text:style-name="P28"><text:span text:style-name="T17">The Hamiltonian problem is an instance of the </text:span><text:span text:style-name="T6">Traveling</text:span><text:span text:style-name="T17"> salesman problem where all distances between the cities are one.</text:span></text:p>
        </text:list-item>
        <text:list-item>
          <text:p text:style-name="P28"><text:span text:style-name="T16">There are </text:span><text:span text:style-name="T16"><draw:frame draw:style-name="fr1" draw:name="Object6" text:anchor-type="as-char" svg:width="1.473cm" svg:height="1.014cm" draw:z-index="1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6"> edge-disjoint Hamiltonian circuits in a complete graph.</text:span></text:p>
          <text:list>
            <text:list-header>
              <text:p text:style-name="P28"><text:span text:style-name="T16">Starting from any point there are n-1 edges to choose from to construct the circuit, then there are n-2 and so on. fact(n-1) is divided by 2 as each Hamiltonian circuit is counted twice.</text:span></text:p>
            </text:list-header>
          </text:list>
        </text:list-item>
        <text:list-item>
          <text:p text:style-name="P28">A cyclic graph, wheel graph and a complete graph are <text:span text:style-name="T1">Hamiltonian</text:span></text:p>
        </text:list-item>
      </text:list>
      <text:p text:style-name="P1"><text:soft-page-break/><text:span text:style-name="T20"/></text:p>
      <text:p text:style-name="P13"><text:span text:style-name="T10">Edge-disjoint sub-graph</text:span></text:p>
      <text:p text:style-name="P25"><text:span text:style-name="T10">Two sub-graphs of a graph which have no edge in common.</text:span></text:p>
      <text:p text:style-name="P25"><text:span text:style-name="T10"/></text:p>
      <text:p text:style-name="P16"><text:span text:style-name="T19">Operations on graphs (figure 7)</text:span></text:p>
      <text:list xml:id="list9213890563852149192" text:style-name="L11">
        <text:list-item>
          <text:p text:style-name="P27"><text:span text:style-name="T19">Union</text:span></text:p>
        </text:list-item>
        <text:list-item>
          <text:p text:style-name="P27"><text:span text:style-name="T19">Intersection</text:span></text:p>
        </text:list-item>
        <text:list-item>
          <text:p text:style-name="P27"><text:span text:style-name="T19">Exclusive-Or</text:span></text:p>
        </text:list-item>
      </text:list>
      <text:p text:style-name="P15"><text:span text:style-name="T16"/></text:p>
      <text:p text:style-name="P15"><text:span text:style-name="T16">Instant insanity</text:span></text:p>
      <text:list xml:id="list8902619691124847590" text:style-name="L10">
        <text:list-item>
          <text:p text:style-name="P26"><text:span text:style-name="T18">There are 4 dice. Each side of the dice is one of the 4 colors; Red, Yellow, Blue, Green</text:span></text:p>
        </text:list-item>
        <text:list-item>
          <text:p text:style-name="P26"><text:span text:style-name="T18">The challenge is to stack there 4 dice in a column such that each face of the col</text:span><text:span text:style-name="T19">u</text:span><text:span text:style-name="T18">mn has all the four colors showing from the face of the dice forming them.</text:span></text:p>
        </text:list-item>
        <text:list-item>
          <text:p text:style-name="P14"><text:span text:style-name="T18">Solution</text:span></text:p>
          <text:list>
            <text:list-item>
              <text:p text:style-name="P26"><text:span text:style-name="T18">Reduce the arrangements of the column of dice to a graph. The graph contains 4 vertices, one for each color, and edges from one color to the other if there exists a pair of opposite face of those colors in a dice. Label there edges the dice to which them belong.</text:span></text:p>
            </text:list-item>
            <text:list-item>
              <text:p text:style-name="P26"><text:span text:style-name="T18">Consider two opposite faces of the column. A graph reprethis is a subgraph of the above. All four colors are present on both the faces of this column if and only if the degree of all vertices in this sub-graph is exactly two and there are no parallel edges.</text:span></text:p>
            </text:list-item>
            <text:list-item>
              <text:p text:style-name="P26"><text:span text:style-name="T18">Thus the column has ll 4 colors on all 4 faces if there are two edge disjoint sub-graphs with all vertices of degree 2.</text:span></text:p>
            </text:list-item>
          </text:list>
        </text:list-item>
      </text:list>
      <text:p text:style-name="P1">To do</text:p>
      <text:list xml:id="list6252594866210494121" text:style-name="L6">
        <text:list-item>
          <text:p text:style-name="P9">Wheel graph</text:p>
        </text:list-item>
        <text:list-item>
          <text:p text:style-name="P9">Cycle graph</text:p>
        </text:list-item>
        <text:list-item>
          <text:p text:style-name="P9"><text:span text:style-name="Emphasis"><text:span text:style-name="T7">Havel-Hakim</text:span></text:span><text:span text:style-name="Emphasis"> algorithm</text:span></text:p>
        </text:list-item>
        <text:list-item>
          <text:p text:style-name="P9"><text:span text:style-name="Emphasis">Deo </text:span></text:p>
          <text:list>
            <text:list-item>
              <text:p text:style-name="P9"><text:span text:style-name="Emphasis">chapter 2 – exercises</text:span></text:p>
            </text:list-item>
            <text:list-item>
              <text:p text:style-name="P9"><text:span text:style-name="Emphasis">Theorem – 2.3, 2.8, 2.9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1-09-20T18:50:08</meta:creation-date>
    <meta:generator>LibreOffice/4.0.1.2$Windows_x86 LibreOffice_project/84102822e3d61eb989ddd325abf1ac077904985</meta:generator>
    <dc:date>2013-03-21T18:07:17.31</dc:date>
    <meta:editing-duration>PT7H26M48S</meta:editing-duration>
    <meta:editing-cycles>33</meta:editing-cycles>
    <meta:document-statistic meta:table-count="0" meta:image-count="0" meta:object-count="6" meta:page-count="3" meta:paragraph-count="79" meta:word-count="1038" meta:character-count="5521" meta:non-whitespace-character-count="4596"/>
  </office:meta>
</office:document-meta>
</file>

<file path=Object 1/content.xml><?xml version="1.0" encoding="utf-8"?>
<math xmlns="http://www.w3.org/1998/Math/MathML">
  <semantics>
    <mrow>
      <mi>u</mi>
    </mrow>
    <annotation encoding="StarMath 5.0">u</annotation>
  </semantics>
</math>
</file>

<file path=Object 2/content.xml><?xml version="1.0" encoding="utf-8"?>
<math xmlns="http://www.w3.org/1998/Math/MathML">
  <semantics>
    <mrow>
      <mi>v</mi>
    </mrow>
    <annotation encoding="StarMath 5.0">v</annotation>
  </semantics>
</math>
</file>

<file path=Object 3/content.xml><?xml version="1.0" encoding="utf-8"?>
<math xmlns="http://www.w3.org/1998/Math/MathML">
  <semantics>
    <mrow>
      <mi>u</mi>
    </mrow>
    <annotation encoding="StarMath 5.0">u</annotation>
  </semantics>
</math>
</file>

<file path=Object 4/content.xml><?xml version="1.0" encoding="utf-8"?>
<math xmlns="http://www.w3.org/1998/Math/MathML">
  <semantics>
    <mrow>
      <mi>v</mi>
    </mrow>
    <annotation encoding="StarMath 5.0">v</annotation>
  </semantics>
</math>
</file>

<file path=Object 5/content.xml><?xml version="1.0" encoding="utf-8"?>
<math xmlns="http://www.w3.org/1998/Math/MathML">
  <semantics>
    <mrow>
      <mfrac>
        <mrow>
          <mi>n</mi>
          <mrow>
            <mo stretchy="false">(</mo>
            <mrow>
              <mrow>
                <mi>n</mi>
                <mo stretchy="false">−</mo>
                <mn>1</mn>
              </mrow>
            </mrow>
            <mo stretchy="false">)</mo>
          </mrow>
        </mrow>
        <mn>2</mn>
      </mfrac>
    </mrow>
    <annotation encoding="StarMath 5.0">{n(n-1)} over 2</annotation>
  </semantics>
</math>
</file>

<file path=Object 6/content.xml><?xml version="1.0" encoding="utf-8"?>
<math xmlns="http://www.w3.org/1998/Math/MathML">
  <semantics>
    <mrow>
      <mfrac>
        <mrow>
          <mrow>
            <mo stretchy="false">(</mo>
            <mrow>
              <mi>n</mi>
              <mi>–</mi>
              <mn>1</mn>
            </mrow>
            <mo stretchy="false">)</mo>
          </mrow>
          <mo stretchy="false">!</mo>
        </mrow>
        <mn>2</mn>
      </mfrac>
    </mrow>
    <annotation encoding="StarMath 5.0">fact(n – 1) over 2</annotation>
  </semantics>
</math>
</file>